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4.397cm" style:rel-column-width="16383*"/>
    </style:style>
    <style:style style:name="Tableau1.D" style:family="table-column">
      <style:table-column-properties style:column-width="4.397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5.863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5.863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0.39cm"/>
    </style:style>
    <style:style style:name="P1" style:family="paragraph" style:parent-style-name="Standard">
      <style:text-properties fo:font-size="11pt" style:text-underline-style="solid" style:text-underline-width="auto" style:text-underline-color="font-color" officeooo:rsid="000c6321" officeooo:paragraph-rsid="000c6321" style:font-size-asian="9.60000038146973pt" style:font-size-complex="11pt"/>
    </style:style>
    <style:style style:name="P2" style:family="paragraph" style:parent-style-name="Standard">
      <style:text-properties officeooo:rsid="000c828c" officeooo:paragraph-rsid="000c828c"/>
    </style:style>
    <style:style style:name="P3" style:family="paragraph" style:parent-style-name="Standard">
      <style:text-properties officeooo:rsid="000e30f4" officeooo:paragraph-rsid="000e30f4"/>
    </style:style>
    <style:style style:name="P4" style:family="paragraph" style:parent-style-name="Standard">
      <style:text-properties officeooo:rsid="0013c9a0" officeooo:paragraph-rsid="0013c9a0"/>
    </style:style>
    <style:style style:name="P5" style:family="paragraph" style:parent-style-name="Standard">
      <style:text-properties officeooo:rsid="0013c9a0" officeooo:paragraph-rsid="0013f421"/>
    </style:style>
    <style:style style:name="P6" style:family="paragraph" style:parent-style-name="Standard">
      <style:text-properties style:text-underline-style="solid" style:text-underline-width="auto" style:text-underline-color="font-color" officeooo:rsid="000e30f4" officeooo:paragraph-rsid="000e30f4"/>
    </style:style>
    <style:style style:name="P7" style:family="paragraph" style:parent-style-name="Standard">
      <style:text-properties style:text-underline-style="solid" style:text-underline-width="auto" style:text-underline-color="font-color" officeooo:rsid="00157164" officeooo:paragraph-rsid="00157164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15a1c5" officeooo:paragraph-rsid="00160020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160020" officeooo:paragraph-rsid="00160020" style:font-style-asian="italic" style:font-style-complex="italic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16d149" officeooo:paragraph-rsid="0016d149" style:font-style-asian="normal" style:font-style-complex="normal"/>
    </style:style>
    <style:style style:name="P11" style:family="paragraph" style:parent-style-name="Table_20_Contents">
      <style:text-properties fo:font-style="italic" officeooo:rsid="000ff10d" officeooo:paragraph-rsid="000ff10d" style:font-style-asian="italic" style:font-style-complex="italic"/>
    </style:style>
    <style:style style:name="P12" style:family="paragraph" style:parent-style-name="Table_20_Contents">
      <style:text-properties fo:font-style="italic" officeooo:rsid="0013c9a0" officeooo:paragraph-rsid="0013c9a0" style:font-style-asian="italic" style:font-style-complex="italic"/>
    </style:style>
    <style:style style:name="P13" style:family="paragraph" style:parent-style-name="Table_20_Contents">
      <style:text-properties fo:font-style="italic" officeooo:rsid="0013f421" officeooo:paragraph-rsid="0013f421" style:font-style-asian="italic" style:font-style-complex="italic"/>
    </style:style>
    <style:style style:name="P14" style:family="paragraph" style:parent-style-name="Table_20_Contents">
      <style:text-properties officeooo:rsid="000ff10d" officeooo:paragraph-rsid="000ff10d"/>
    </style:style>
    <style:style style:name="P15" style:family="paragraph" style:parent-style-name="Table_20_Contents">
      <style:text-properties fo:font-weight="bold" officeooo:rsid="000ff10d" officeooo:paragraph-rsid="000ff10d" style:font-weight-asian="bold" style:font-weight-complex="bold"/>
    </style:style>
    <style:style style:name="P16" style:family="paragraph" style:parent-style-name="Table_20_Contents">
      <style:text-properties fo:font-weight="bold" officeooo:rsid="0013f421" officeooo:paragraph-rsid="0013f421" style:font-weight-asian="bold" style:font-weight-complex="bold"/>
    </style:style>
    <style:style style:name="P17" style:family="paragraph" style:parent-style-name="Table_20_Contents">
      <style:text-properties officeooo:rsid="0013c9a0" officeooo:paragraph-rsid="0013c9a0"/>
    </style:style>
    <style:style style:name="P18" style:family="paragraph" style:parent-style-name="Table_20_Contents">
      <style:text-properties officeooo:rsid="0013f421" officeooo:paragraph-rsid="0013f421"/>
    </style:style>
    <style:style style:name="P19" style:family="paragraph" style:parent-style-name="Standard">
      <style:text-properties fo:font-size="11pt" style:text-underline-style="none" officeooo:rsid="000c6321" officeooo:paragraph-rsid="000c6321" style:font-size-asian="9.60000038146973pt" style:font-size-complex="11pt"/>
    </style:style>
    <style:style style:name="P20" style:family="paragraph" style:parent-style-name="Standard">
      <style:text-properties fo:font-size="11pt" officeooo:rsid="000c6321" style:font-size-asian="9.60000038146973pt" style:font-size-complex="11pt"/>
    </style:style>
    <style:style style:name="P21" style:family="paragraph" style:parent-style-name="Standard">
      <style:text-properties fo:font-size="11pt" officeooo:rsid="000c6321" officeooo:paragraph-rsid="000c6321" style:font-size-asian="9.60000038146973pt" style:font-size-complex="11pt"/>
    </style:style>
    <style:style style:name="P22" style:family="paragraph" style:parent-style-name="Standard">
      <style:text-properties fo:font-size="11pt" officeooo:rsid="000e30f4" officeooo:paragraph-rsid="000e30f4" style:font-size-asian="9.60000038146973pt" style:font-size-complex="11pt"/>
    </style:style>
    <style:style style:name="P23" style:family="paragraph" style:parent-style-name="Standard">
      <style:text-properties fo:font-size="11pt" officeooo:rsid="001c226a" officeooo:paragraph-rsid="001e02a7" style:font-size-asian="9.60000038146973pt" style:font-size-complex="11pt"/>
    </style:style>
    <style:style style:name="P24" style:family="paragraph" style:parent-style-name="Standard">
      <style:text-properties fo:font-size="11pt" style:text-underline-style="solid" style:text-underline-width="auto" style:text-underline-color="font-color" officeooo:rsid="000c6321" officeooo:paragraph-rsid="000c6321" style:font-size-asian="9.60000038146973pt" style:font-size-complex="11pt"/>
    </style:style>
    <style:style style:name="P25" style:family="paragraph" style:parent-style-name="Standard">
      <style:text-properties fo:font-size="11pt" fo:font-style="normal" officeooo:rsid="0011e1a8" officeooo:paragraph-rsid="0011e1a8" style:font-size-asian="9.60000038146973pt" style:font-style-asian="normal" style:font-size-complex="11pt" style:font-style-complex="normal"/>
    </style:style>
    <style:style style:name="P26" style:family="paragraph" style:parent-style-name="Standard">
      <style:text-properties fo:font-size="11pt" fo:font-style="normal" officeooo:rsid="0013c9a0" officeooo:paragraph-rsid="0013c9a0" style:font-size-asian="9.60000038146973pt" style:font-style-asian="normal" style:font-size-complex="11pt" style:font-style-complex="normal"/>
    </style:style>
    <style:style style:name="P27" style:family="paragraph" style:parent-style-name="Standard">
      <style:text-properties fo:font-size="11pt" fo:font-style="normal" officeooo:rsid="0013f421" officeooo:paragraph-rsid="0013f421" style:font-size-asian="9.60000038146973pt" style:font-style-asian="normal" style:font-size-complex="11pt" style:font-style-complex="normal"/>
    </style:style>
    <style:style style:name="P28" style:family="paragraph" style:parent-style-name="Standard">
      <style:text-properties fo:font-size="11pt" fo:font-style="normal" style:text-underline-style="none" officeooo:rsid="00157164" officeooo:paragraph-rsid="00157164" style:font-size-asian="9.60000038146973pt" style:font-style-asian="normal" style:font-size-complex="11pt" style:font-style-complex="normal"/>
    </style:style>
    <style:style style:name="P29" style:family="paragraph" style:parent-style-name="Standard">
      <style:text-properties fo:font-size="11pt" fo:font-style="normal" style:text-underline-style="none" officeooo:rsid="0018f99e" officeooo:paragraph-rsid="0018f99e" style:font-size-asian="9.60000038146973pt" style:font-style-asian="normal" style:font-size-complex="11pt" style:font-style-complex="normal"/>
    </style:style>
    <style:style style:name="P30" style:family="paragraph" style:parent-style-name="Standard">
      <style:text-properties fo:font-size="11pt" fo:font-style="normal" style:text-underline-style="none" fo:font-weight="normal" officeooo:rsid="00160cf5" officeooo:paragraph-rsid="00160020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none" fo:font-weight="normal" officeooo:rsid="00160cf5" officeooo:paragraph-rsid="00160cf5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none" fo:font-weight="normal" officeooo:rsid="0016d149" officeooo:paragraph-rsid="0016d149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none" fo:font-weight="normal" officeooo:rsid="0018f99e" officeooo:paragraph-rsid="00160cf5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160cf5" officeooo:paragraph-rsid="00160cf5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officeooo:rsid="0011e1a8" officeooo:paragraph-rsid="0011e1a8"/>
    </style:style>
    <style:style style:name="P36" style:family="paragraph" style:parent-style-name="Standard">
      <style:text-properties officeooo:rsid="001843ba" officeooo:paragraph-rsid="001843ba"/>
    </style:style>
    <style:style style:name="P37" style:family="paragraph" style:parent-style-name="Standard">
      <style:text-properties officeooo:rsid="0013c9a0" officeooo:paragraph-rsid="0013c9a0"/>
    </style:style>
    <style:style style:name="P38" style:family="paragraph" style:parent-style-name="Standard">
      <style:text-properties fo:font-style="italic" style:text-underline-style="solid" style:text-underline-width="auto" style:text-underline-color="font-color" officeooo:rsid="0015a1c5" officeooo:paragraph-rsid="001843ba" style:font-style-asian="italic" style:font-style-complex="italic"/>
    </style:style>
    <style:style style:name="P39" style:family="paragraph" style:parent-style-name="Standard">
      <style:text-properties fo:font-style="italic" style:text-underline-style="solid" style:text-underline-width="auto" style:text-underline-color="font-color" officeooo:rsid="00160020" officeooo:paragraph-rsid="00160020" style:font-style-asian="italic" style:font-style-complex="italic"/>
    </style:style>
    <style:style style:name="P40" style:family="paragraph" style:parent-style-name="Standard">
      <style:text-properties fo:font-style="normal" style:text-underline-style="solid" style:text-underline-width="auto" style:text-underline-color="font-color" officeooo:rsid="0016d149" officeooo:paragraph-rsid="0016d149" style:font-style-asian="normal" style:font-style-complex="normal"/>
    </style:style>
    <style:style style:name="P41" style:family="paragraph" style:parent-style-name="Standard">
      <style:text-properties fo:font-style="normal" style:text-underline-style="solid" style:text-underline-width="auto" style:text-underline-color="font-color" officeooo:rsid="0019edaa" officeooo:paragraph-rsid="0019edaa" style:font-style-asian="normal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c6321" officeooo:paragraph-rsid="000c6321" style:font-size-asian="14pt" style:font-size-complex="14pt"/>
    </style:style>
    <style:style style:name="P43" style:family="paragraph" style:parent-style-name="Standard">
      <style:text-properties fo:font-size="14pt" officeooo:rsid="000c6321" officeooo:paragraph-rsid="000c6321" style:font-size-asian="14pt" style:font-size-complex="14pt"/>
    </style:style>
    <style:style style:name="P44" style:family="paragraph" style:parent-style-name="Table_20_Contents">
      <style:text-properties officeooo:rsid="001843ba" officeooo:paragraph-rsid="001843ba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fo:font-size="11pt" officeooo:rsid="000e30f4" style:font-size-asian="9.60000038146973pt" style:font-size-complex="11pt"/>
    </style:style>
    <style:style style:name="T3" style:family="text">
      <style:text-properties fo:font-size="11pt" officeooo:rsid="000ff10d" style:font-size-asian="9.60000038146973pt" style:font-size-complex="11pt"/>
    </style:style>
    <style:style style:name="T4" style:family="text">
      <style:text-properties fo:font-size="11pt" officeooo:rsid="0013c9a0" style:font-size-asian="9.60000038146973pt" style:font-size-complex="11pt"/>
    </style:style>
    <style:style style:name="T5" style:family="text">
      <style:text-properties fo:font-size="11pt" officeooo:rsid="001843ba" style:font-size-asian="9.60000038146973pt" style:font-size-complex="11pt"/>
    </style:style>
    <style:style style:name="T6" style:family="text">
      <style:text-properties fo:font-size="11pt" officeooo:rsid="001c226a" style:font-size-asian="9.60000038146973pt" style:font-size-complex="11pt"/>
    </style:style>
    <style:style style:name="T7" style:family="text">
      <style:text-properties fo:font-size="11pt" fo:font-style="italic" style:font-size-asian="9.60000038146973pt" style:font-style-asian="italic" style:font-size-complex="11pt" style:font-style-complex="italic"/>
    </style:style>
    <style:style style:name="T8" style:family="text">
      <style:text-properties fo:font-size="11pt" fo:font-style="italic" officeooo:rsid="0013f421" style:font-size-asian="9.60000038146973pt" style:font-style-asian="italic" style:font-size-complex="11pt" style:font-style-complex="italic"/>
    </style:style>
    <style:style style:name="T9" style:family="text">
      <style:text-properties fo:font-size="11pt" fo:font-style="normal" style:font-size-asian="9.60000038146973pt" style:font-style-asian="normal" style:font-size-complex="11pt" style:font-style-complex="normal"/>
    </style:style>
    <style:style style:name="T10" style:family="text">
      <style:text-properties fo:font-size="11pt" fo:font-style="normal" officeooo:rsid="0013f421" style:font-size-asian="9.60000038146973pt" style:font-style-asian="normal" style:font-size-complex="11pt" style:font-style-complex="normal"/>
    </style:style>
    <style:style style:name="T11" style:family="text">
      <style:text-properties fo:font-size="11pt" fo:font-style="normal" officeooo:rsid="001843ba" style:font-size-asian="9.60000038146973pt" style:font-style-asian="normal" style:font-size-complex="11pt" style:font-style-complex="normal"/>
    </style:style>
    <style:style style:name="T12" style:family="text">
      <style:text-properties fo:font-size="11pt" fo:font-style="normal" style:text-underline-style="none" style:font-size-asian="9.60000038146973pt" style:font-style-asian="normal" style:font-size-complex="11pt" style:font-style-complex="normal"/>
    </style:style>
    <style:style style:name="T13" style:family="text">
      <style:text-properties fo:font-size="11pt" fo:font-style="normal" style:text-underline-style="none" officeooo:rsid="001843ba" style:font-size-asian="9.60000038146973pt" style:font-style-asian="normal" style:font-size-complex="11pt" style:font-style-complex="normal"/>
    </style:style>
    <style:style style:name="T14" style:family="text">
      <style:text-properties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160020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160cf5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16d149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1843ba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style:text-underline-style="none" fo:font-weight="normal" officeooo:rsid="0018f99e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1aa132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style:text-underline-style="none" style:font-size-asian="9.60000038146973pt" style:font-size-complex="11pt"/>
    </style:style>
    <style:style style:name="T22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23" style:family="text">
      <style:text-properties fo:font-size="11pt" style:text-underline-style="none" fo:font-weight="normal" officeooo:rsid="00160020" style:font-size-asian="9.60000038146973pt" style:font-weight-asian="normal" style:font-size-complex="11pt" style:font-weight-complex="normal"/>
    </style:style>
    <style:style style:name="T24" style:family="text">
      <style:text-properties fo:font-size="11pt" style:text-underline-style="none" fo:font-weight="normal" officeooo:rsid="0017ca53" style:font-size-asian="9.60000038146973pt" style:font-weight-asian="normal" style:font-size-complex="11pt" style:font-weight-complex="normal"/>
    </style:style>
    <style:style style:name="T25" style:family="text">
      <style:text-properties fo:font-size="11pt" style:text-underline-style="none" fo:font-weight="normal" officeooo:rsid="001aa132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7" style:family="text">
      <style:text-properties style:text-position="sub 58%"/>
    </style:style>
    <style:style style:name="T28" style:family="text">
      <style:text-properties style:text-position="0% 100%"/>
    </style:style>
    <style:style style:name="T29" style:family="text">
      <style:text-properties officeooo:rsid="001843ba"/>
    </style:style>
    <style:style style:name="T30" style:family="text">
      <style:text-properties officeooo:rsid="0019edaa"/>
    </style:style>
    <style:style style:name="T31" style:family="text">
      <style:text-properties officeooo:rsid="001e02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31">­</text:span>Coudeville Adèle, Mosnier Florian <text:s text:c="5"/><text:tab/><text:tab/><text:tab/><text:tab/><text:tab/><text:tab/><text:tab/>P49, G2, Poste 11</text:p>
      <text:p text:style-name="P42">Compte rendu TP n°2</text:p>
      <text:p text:style-name="P43"/>
      <text:p text:style-name="P1">Objectifs :</text:p>
      <text:p text:style-name="P19"/>
      <text:p text:style-name="P20">- Mettre en évidence le type métabolique ainsi que la fermentation des <text:span text:style-name="T30">différents </text:span>sucres.</text:p>
      <text:p text:style-name="P21">- Mise en évidence du métabolisme azoté.</text:p>
      <text:p text:style-name="P21"/>
      <text:p text:style-name="P1">Protocol<text:span text:style-name="T29">e</text:span> expériemental :</text:p>
      <text:p text:style-name="P21"/>
      <text:p text:style-name="P2"><text:span text:style-name="T2">- </text:span><text:span text:style-name="T1">L’ensemencement : </text:span></text:p>
      <text:p text:style-name="P2"><text:span text:style-name="T1">Quand il s‘agit d’ensemencer un milieu liquide avec un milieu liquide, on utilise la pipette pasteur, on pr</text:span><text:span text:style-name="T2">é</text:span><text:span text:style-name="T1">lève quelques millilitres du milieu de départ que l’on dépose dans le milieu à ensemencer.</text:span></text:p>
      <text:p text:style-name="P22">Quand il s’agit d’ensemencer un milieu solide avec un milieu solide, on utilise le fil droit ou l’oëse pour préléver <text:s/>les bactéries sur la gélose nutritive, puis effectuer un frottis ou une piqûre selon les besoins de l’expérience. </text:p>
      <text:p text:style-name="P22">En général, les milieux solides à prélever sont sur boîte de pétri tandis que les milieux liquides restent dans un tube.</text:p>
      <text:p text:style-name="P22">- L’incubation :</text:p>
      <text:p text:style-name="P22">Elle dépend des conditions extérieures que l’on veut fournir à la bactérie, que ce soit favorable ou défavorable. En effet, on peut chauffer ou refroidir le milieu à souhait dans le but d’étudier le développement de celles-ci dans le tube ou la boîte de Pétri tout en les mettant en milieu aérobie ou anaérobie. </text:p>
      <text:p text:style-name="P22">Dans toutes les expériences de ce TP, les incubations se sont faites à 37°C pendant au moins 48h.</text:p>
      <text:p text:style-name="P22"/>
      <text:p text:style-name="P6"><text:span text:style-name="T3">Présentation des r</text:span><text:span text:style-name="T1">ésultats :</text:span></text:p>
      <text:p text:style-name="P22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1">E.coli</text:p>
          </table:table-cell>
          <table:table-cell table:style-name="Tableau1.A1" office:value-type="string">
            <text:p text:style-name="P11">Staphylococcus</text:p>
          </table:table-cell>
          <table:table-cell table:style-name="Tableau1.D1" office:value-type="string">
            <text:p text:style-name="P11">Pseudomonas</text:p>
          </table:table-cell>
        </table:table-row>
        <table:table-row>
          <table:table-cell table:style-name="Tableau1.A2" office:value-type="string">
            <text:p text:style-name="P14">Aspect des cultures sur le milieu de Hugh et Leifson ou MEVAG</text:p>
          </table:table-cell>
          <table:table-cell table:style-name="Tableau1.A2" office:value-type="string">
            <text:p text:style-name="P14">H&amp;L : orange partout</text:p>
          </table:table-cell>
          <table:table-cell table:style-name="Tableau1.A2" office:value-type="string">
            <text:p text:style-name="P14">MEVAG : Jaune partout</text:p>
          </table:table-cell>
          <table:table-cell table:style-name="Tableau1.D2" office:value-type="string">
            <text:p text:style-name="P14">H&amp;L : jaune en surface et vert dans le culot</text:p>
          </table:table-cell>
        </table:table-row>
        <table:table-row>
          <table:table-cell table:style-name="Tableau1.D2" table:number-columns-spanned="4" office:value-type="string">
            <text:p text:style-name="P15">Nitrate réductase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4">Après l’ajout du réactif de Griess</text:p>
          </table:table-cell>
          <table:table-cell table:style-name="Tableau1.A2" office:value-type="string">
            <text:p text:style-name="P14">Jaune, aucun changement</text:p>
          </table:table-cell>
          <table:table-cell table:style-name="Tableau1.A2" office:value-type="string">
            <text:p text:style-name="P14">Aucun changement de couleur</text:p>
          </table:table-cell>
          <table:table-cell table:style-name="Tableau1.D2" office:value-type="string">
            <text:p text:style-name="P14">Changement de couleur = rose </text:p>
          </table:table-cell>
        </table:table-row>
        <table:table-row>
          <table:table-cell table:style-name="Tableau1.A2" office:value-type="string">
            <text:p text:style-name="P14">Après l’ajout de Zinc</text:p>
          </table:table-cell>
          <table:table-cell table:style-name="Tableau1.A2" office:value-type="string">
            <text:p text:style-name="P14">Coloration rose</text:p>
          </table:table-cell>
          <table:table-cell table:style-name="Tableau1.A2" office:value-type="string">
            <text:p text:style-name="P14">Coloration grise</text:p>
          </table:table-cell>
          <table:table-cell table:style-name="Tableau1.D2" office:value-type="string">
            <text:p text:style-name="P44">Aucune coloration</text:p>
          </table:table-cell>
        </table:table-row>
      </table:table>
      <text:p text:style-name="P22"/>
      <text:p text:style-name="P35"><text:span text:style-name="T1">Fermentation </text:span><text:span text:style-name="T5">des sucres</text:span><text:span text:style-name="T1"> sur </text:span><text:span text:style-name="T7">E.coli </text:span><text:span text:style-name="T9">: </text:span></text:p>
      <text:p text:style-name="P36"><text:span text:style-name="T9">Pour le maltose, on obtient un milieu jaune avec des bulles qui indique que l’on a une production de gaz.</text:span></text:p>
      <text:p text:style-name="P36"><text:span text:style-name="T9">Pour le lactose, le milieu de Kliger contient 2 phases : une rouge sur la pente et une jaune dans le culot. Lors du test à l’ONPG, on obtient un virage jaune.</text:span></text:p>
      <text:p text:style-name="P25"/>
      <text:p text:style-name="P3"><text:span text:style-name="T1"><text:s/></text:span><text:span text:style-name="T4">Voie fermentaire utilisé par les entérobactéries : </text:span>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P12">E.coli</text:p>
          </table:table-cell>
          <table:table-cell table:style-name="Tableau3.C1" office:value-type="string">
            <text:p text:style-name="P12">Enterobacter aerogenes</text:p>
          </table:table-cell>
        </table:table-row>
        <table:table-row>
          <table:table-cell table:style-name="Tableau3.A2" office:value-type="string">
            <text:p text:style-name="P17">Couleur du mélange milieu CL + rouge de méhyl</text:p>
          </table:table-cell>
          <table:table-cell table:style-name="Tableau3.A2" office:value-type="string">
            <text:p text:style-name="P17">Rouge clair avec émulsion, tout petits grains</text:p>
          </table:table-cell>
          <table:table-cell table:style-name="Tableau3.C2" office:value-type="string">
            <text:p text:style-name="P17">Rouge avec des petits grains, aucune émulsion</text:p>
          </table:table-cell>
        </table:table-row>
        <table:table-row>
          <table:table-cell table:style-name="Tableau3.A2" office:value-type="string">
            <text:p text:style-name="P17">Couleur du mélange milieu CL + réactifs VP<text:span text:style-name="T27">1</text:span><text:span text:style-name="T28"> et VP</text:span><text:span text:style-name="T27">2</text:span><text:span text:style-name="T28"> </text:span></text:p>
          </table:table-cell>
          <table:table-cell table:style-name="Tableau3.A2" office:value-type="string">
            <text:p text:style-name="P17">Aucun changement de coloration → Jaune</text:p>
          </table:table-cell>
          <table:table-cell table:style-name="Tableau3.C2" office:value-type="string">
            <text:p text:style-name="P17">Aucun changement de coloration → Jaune</text:p>
          </table:table-cell>
        </table:table-row>
      </table:table>
      <text:p text:style-name="P4"><text:span text:style-name="T6"/></text:p>
      <text:p text:style-name="P4"><text:span text:style-name="T6">P</text:span><text:span text:style-name="T1">our le citrate de sodium, </text:span><text:span text:style-name="T7">Salmonella arizonae</text:span><text:span text:style-name="T9"> s’est développé</text:span><text:span text:style-name="T11">e</text:span><text:span text:style-name="T9"> sur la tranche avec des colonies mi-lisses, mi-rugueuses, la couleur de la tranche a viré au bleu.</text:span></text:p>
      <text:p text:style-name="P26"><text:soft-page-break/></text:p>
      <text:p text:style-name="P5"><text:span text:style-name="T9">La cas</text:span><text:span text:style-name="T10">éine est un constituant principale des protéines de lait. Sur les boîtes de Pétri, </text:span><text:span text:style-name="T8">Pseudonomas</text:span><text:span text:style-name="T10"> et </text:span><text:span text:style-name="T8">Staphyloccocus </text:span><text:span text:style-name="T10">ont éclairci le milieu autour des colonies </text:span><text:span text:style-name="T11">qui relève de l’absence de lait donc de caséine.</text:span></text:p>
      <text:p text:style-name="P27"/>
      <text:p text:style-name="P27">Dégradation des acides aminés :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13">Proteus vulgaris</text:p>
          </table:table-cell>
          <table:table-cell table:style-name="Tableau4.C1" office:value-type="string">
            <text:p text:style-name="P13">Hafnia alve</text:p>
          </table:table-cell>
        </table:table-row>
        <table:table-row>
          <table:table-cell table:style-name="Tableau4.A2" office:value-type="string">
            <text:p text:style-name="P16">Milieu Lysine-Fer</text:p>
          </table:table-cell>
          <table:table-cell table:style-name="Tableau4.A2" office:value-type="string">
            <text:p text:style-name="P18"/>
          </table:table-cell>
          <table:table-cell table:style-name="Tableau4.C2" office:value-type="string">
            <text:p text:style-name="P18"/>
          </table:table-cell>
        </table:table-row>
        <table:table-row>
          <table:table-cell table:style-name="Tableau4.A2" office:value-type="string">
            <text:p text:style-name="P18">Couleur du culot, L.D.C</text:p>
          </table:table-cell>
          <table:table-cell table:style-name="Tableau4.A2" office:value-type="string">
            <text:p text:style-name="P18">Rose-rouge</text:p>
          </table:table-cell>
          <table:table-cell table:style-name="Tableau4.C2" office:value-type="string">
            <text:p text:style-name="P18">Noir, violet</text:p>
          </table:table-cell>
        </table:table-row>
        <table:table-row>
          <table:table-cell table:style-name="Tableau4.A2" office:value-type="string">
            <text:p text:style-name="P18">Couleur de la tranche</text:p>
          </table:table-cell>
          <table:table-cell table:style-name="Tableau4.A2" office:value-type="string">
            <text:p text:style-name="P18">Marron-jaune</text:p>
          </table:table-cell>
          <table:table-cell table:style-name="Tableau4.C2" office:value-type="string">
            <text:p text:style-name="P18">Violet</text:p>
          </table:table-cell>
        </table:table-row>
        <table:table-row>
          <table:table-cell table:style-name="Tableau4.A2" office:value-type="string">
            <text:p text:style-name="P18">L.D.A</text:p>
          </table:table-cell>
          <table:table-cell table:style-name="Tableau4.A2" office:value-type="string">
            <text:p text:style-name="P18">Début formation complexe</text:p>
          </table:table-cell>
          <table:table-cell table:style-name="Tableau4.C2" office:value-type="string">
            <text:p text:style-name="P18">Aucun formation de complexe</text:p>
          </table:table-cell>
        </table:table-row>
        <table:table-row table:style-name="Tableau4.6">
          <table:table-cell table:style-name="Tableau4.A2" office:value-type="string">
            <text:p text:style-name="P18">H2S</text:p>
          </table:table-cell>
          <table:table-cell table:style-name="Tableau4.A2" office:value-type="string">
            <text:p text:style-name="P44">Non</text:p>
          </table:table-cell>
          <table:table-cell table:style-name="Tableau4.C2" office:value-type="string">
            <text:p text:style-name="P18">Oui</text:p>
          </table:table-cell>
        </table:table-row>
        <table:table-row>
          <table:table-cell table:style-name="Tableau4.A2" office:value-type="string">
            <text:p text:style-name="P16">Milieu urée-indole</text:p>
          </table:table-cell>
          <table:table-cell table:style-name="Tableau4.A2" office:value-type="string">
            <text:p text:style-name="Table_20_Contents"/>
          </table:table-cell>
          <table:table-cell table:style-name="Tableau4.C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18">Coloration du milieu avec perchlorure de fer</text:p>
          </table:table-cell>
          <table:table-cell table:style-name="Tableau4.A2" office:value-type="string">
            <text:p text:style-name="P18">Rose</text:p>
          </table:table-cell>
          <table:table-cell table:style-name="Tableau4.C2" office:value-type="string">
            <text:p text:style-name="P18">Orange</text:p>
          </table:table-cell>
        </table:table-row>
        <table:table-row>
          <table:table-cell table:style-name="Tableau4.A2" office:value-type="string">
            <text:p text:style-name="P18">T.D.A</text:p>
            <text:p text:style-name="P18">Coloration après addition de réactif de James ou Kovacks</text:p>
          </table:table-cell>
          <table:table-cell table:style-name="Tableau4.A2" office:value-type="string">
            <text:p text:style-name="P18">Marron</text:p>
            <text:p text:style-name="P18">Coloration</text:p>
          </table:table-cell>
          <table:table-cell table:style-name="Tableau4.C2" office:value-type="string">
            <text:p text:style-name="P18">Aucun changement de coloration</text:p>
            <text:p text:style-name="P18">Coloration orange en surface</text:p>
          </table:table-cell>
        </table:table-row>
      </table:table>
      <text:p text:style-name="P27"/>
      <text:p text:style-name="P7"><text:span text:style-name="T10">I</text:span><text:span text:style-name="T9">nterprétation :</text:span></text:p>
      <text:p text:style-name="P28"/>
      <text:p text:style-name="P29">Le glucose a été utilisé dans la plupart des expériences. Cependant, pour montrer d’autres voies métaboliques, le maltose et le lactose ont été utilisés.</text:p>
      <text:p text:style-name="P38"><text:span text:style-name="T21">E.coli</text:span><text:span text:style-name="T12"> est une bactérie de type AAF, </text:span><text:span text:style-name="T13">ne possède pas </text:span><text:span text:style-name="T12">nitrate-réductas</text:span><text:span text:style-name="T13">e</text:span><text:span text:style-name="T12">, mais </text:span><text:span text:style-name="T13">synthétise de</text:span><text:span text:style-name="T12"> </text:span><text:span text:style-name="T14">Ꞵ-galactosidase. </text:span><text:span text:style-name="T18">De plus, la bactérie</text:span><text:span text:style-name="T14"> </text:span><text:span text:style-name="T15">utilise la voie fermentaire mixte mais pas la voie butylène glycolique, comme </text:span><text:span text:style-name="T23">Enterobacter aerogenes</text:span><text:span text:style-name="T15">.</text:span></text:p>
      <text:p text:style-name="P8"><text:span text:style-name="T23">Staphylococcus</text:span><text:span text:style-name="T15"> est aussi du type AAF, </text:span><text:span text:style-name="T19">est </text:span><text:span text:style-name="T15">nitrate réductase + et fait la protéolyse de la caséine.</text:span></text:p>
      <text:p text:style-name="P9"><text:span text:style-name="T22">Pseudonomas</text:span><text:span text:style-name="T14"> est de type aérobie stricte, </text:span><text:span text:style-name="T19">est </text:span><text:span text:style-name="T14">nitrate-réductase + et « digère » aussi la caséine. </text:span></text:p>
      <text:p text:style-name="P9"><text:span text:style-name="T22">Salmonella arizonae</text:span><text:span text:style-name="T14"> utilise le citrate de sodium </text:span><text:span text:style-name="T19">donc </text:span><text:span text:style-name="T14">alcanilise son milieu.</text:span></text:p>
      <text:p text:style-name="P9"><text:span text:style-name="T22">Proteus vulgaris </text:span><text:span text:style-name="T16">ne</text:span><text:span text:style-name="T14"> possède </text:span><text:span text:style-name="T19">pas</text:span><text:span text:style-name="T14"> la L.D.C </text:span><text:span text:style-name="T16">mais</text:span><text:span text:style-name="T14"> </text:span><text:span text:style-name="T19">possède la</text:span><text:span text:style-name="T14"> T.D.A. </text:span><text:span text:style-name="T19">Elle </text:span><text:span text:style-name="T14">est indole +, </text:span><text:span text:style-name="T16">triptopha</text:span><text:span text:style-name="T17">na</text:span><text:span text:style-name="T16">se +, </text:span><text:span text:style-name="T17">uréase +</text:span><text:span text:style-name="T16"> </text:span><text:span text:style-name="T14">mais ne fait pas de réaction avec H2S. </text:span></text:p>
      <text:p text:style-name="P9"><text:span text:style-name="T22">Hafnia alvei</text:span><text:span text:style-name="T19"> </text:span><text:span text:style-name="T16">possède L.D.C mais pas L.D.A et forme un complexe H2S. </text:span><text:span text:style-name="T19">Elle est</text:span><text:span text:style-name="T16"> indole </text:span><text:span text:style-name="T20">-</text:span><text:span text:style-name="T16"> </text:span><text:span text:style-name="T19">et</text:span><text:span text:style-name="T16"> </text:span><text:span text:style-name="T17">uréase -</text:span><text:span text:style-name="T16">.</text:span></text:p>
      <text:p text:style-name="P30"/>
      <text:p text:style-name="P34">Critique des modes opératoires :</text:p>
      <text:p text:style-name="P33"/>
      <text:p text:style-name="P31">On a eu, sur les boîtes de pétri, un problème d’ensemencement de bactéries, c’est à dire, qu’il y avait des colonies indésirables ainsi que des moisissures dues, sans doute, à une mauvaise stérilisation du matériel (anse pasteur) ou <text:span text:style-name="T30">un problème d’éloignement</text:span> de la zone autour de la flamme. <text:span text:style-name="T30">La croissance des bactéries s’est bien faite donc on a bien pu observer le développement des bactéries dans chaque tube. De ce fait, on peut donc considérer que l’incubation s’est faite assez longtemps et dans de bonnes conditions.</text:span></text:p>
      <text:p text:style-name="P31"/>
      <text:p text:style-name="P10"><text:span text:style-name="T26">Conclusion </text:span><text:span text:style-name="T22">:</text:span></text:p>
      <text:p text:style-name="P32"/>
      <text:p text:style-name="P10"><text:span text:style-name="T22">En définitive, les bactéries transforment et assurent leur « alimentation » à travers des processus métaboliques oxydatifs ou fermentaires, afin de produire de l’ATP </text:span><text:span text:style-name="T24">puis par la suite, de reconstituer des protéines et des sucres.</text:span></text:p>
      <text:p text:style-name="P41"><text:span text:style-name="T24">O</text:span><text:span text:style-name="T22">n a pu donc définir chaque type métabolique assez facilement ainsi que leur capacité à se développer dans des milieux différents. </text:span><text:span text:style-name="T25">On peut se demander s’il n’existe pas d’autres manières de mettre en valeur les voies métabolique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3:21:48.709674585</meta:creation-date>
    <dc:date>2017-10-11T15:47:16.364027874</dc:date>
    <meta:editing-duration>PT24M19S</meta:editing-duration>
    <meta:editing-cycles>8</meta:editing-cycles>
    <meta:generator>LibreOffice/5.3.6.1$Linux_X86_64 LibreOffice_project/30m0$Build-1</meta:generator>
    <meta:document-statistic meta:table-count="3" meta:image-count="0" meta:object-count="0" meta:page-count="2" meta:paragraph-count="83" meta:word-count="828" meta:character-count="5034" meta:non-whitespace-character-count="4265"/>
  </office:meta>
</office:document-meta>
</file>